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fo:font-weight="bold" officeooo:paragraph-rsid="00119ab5" style:font-weight-asian="bold" style:font-weight-complex="bold"/>
    </style:style>
    <style:style style:name="P2" style:family="paragraph" style:parent-style-name="Standard">
      <style:text-properties fo:font-weight="bold" officeooo:paragraph-rsid="00119ab5" style:font-weight-asian="bold" style:font-weight-complex="bold"/>
    </style:style>
    <style:style style:name="P3" style:family="paragraph" style:parent-style-name="Standard" style:list-style-name="L1">
      <style:text-properties style:text-underline-style="none" fo:font-weight="bold" officeooo:rsid="00119ab5" officeooo:paragraph-rsid="00119ab5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19ab5" officeooo:paragraph-rsid="00119ab5" style:font-weight-asian="bold" style:font-weight-complex="bold"/>
    </style:style>
    <style:style style:name="P5" style:family="paragraph" style:parent-style-name="Standard" style:list-style-name="L2">
      <style:text-properties style:text-underline-style="none" fo:font-weight="bold" officeooo:rsid="00119ab5" officeooo:paragraph-rsid="00119ab5" style:font-weight-asian="bold" style:font-weight-complex="bold"/>
    </style:style>
    <style:style style:name="P6" style:family="paragraph" style:parent-style-name="Standard" style:list-style-name="L2">
      <style:text-properties officeooo:paragraph-rsid="00119ab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officeooo:rsid="00119ab5" style:font-weight-asian="normal" style:font-weight-complex="normal"/>
    </style:style>
    <style:style style:name="T3" style:family="text">
      <style:text-properties style:text-underline-style="none" officeooo:rsid="00119ab5"/>
    </style:style>
    <style:style style:name="T4" style:family="text">
      <style:text-properties fo:color="#000000" style:font-name="Liberation Serif" style:font-name-complex="Calibri"/>
    </style:style>
    <style:style style:name="T5" style:family="text">
      <style:text-properties fo:color="#000000" style:font-name="Liberation Serif" fo:font-weight="normal" style:font-weight-asian="normal" style:font-name-complex="Calibri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41046750917122004" text:style-name="L1">
        <text:list-item>
          <text:p text:style-name="P3">Tipo/s de paralelismo usado:</text:p>
        </text:list-item>
      </text:list>
      <text:p text:style-name="P4"/>
      <text:p text:style-name="P4"><text:tab/><text:span text:style-name="T5">A nivel de paralelismo podemos conseguir optimizaciones mediante el reordenamiento de <text:s/><text:tab/>las operaciones para permitir que múltiples cálculos se produzcan en paralelo, ya sea en la <text:tab/>instrucción, la memoria o a nivel de hilo.</text:span></text:p>
      <text:p text:style-name="P4"><text:tab/><text:span text:style-name="T1">Antes de tratar el tipo de paralelismo usado en la aplicación que hemos paralelizado, <text:tab/>introduciremos brevemente los tipos de paralelismo que podemos encontrarnos:</text:span></text:p>
      <text:p text:style-name="P4"><text:span text:style-name="T1"/></text:p>
      <text:list xml:id="list7158098437095276290" text:style-name="L2">
        <text:list-item>
          <text:p text:style-name="P5">Paralelismo funcional: <text:span text:style-name="T1">Se consigue gracias a una reorganización de la estructura lógica del código. Existen diferentes tipo de paralelismo funcional los cuales trataremos brebemente:</text:span></text:p>
        </text:list-item>
      </text:list>
      <text:p text:style-name="P4"><text:span text:style-name="T1"/></text:p>
      <text:list xml:id="list144343031600473" text:continue-numbering="true" text:style-name="L2">
        <text:list-item>
          <text:list>
            <text:list-item>
              <text:p text:style-name="P6"><text:span text:style-name="T2"><text:tab/><text:tab/><text:tab/><text:tab/></text:span></text:p>
            </text:list-item>
          </text:list>
        </text:list-item>
        <text:list-item>
          <text:p text:style-name="P1"><text:span text:style-name="T3">Paralelismo de datos(mirar pdf sesion1):<text:tab/></text:span><text:span text:style-name="T2">Se obtiene mediante la división del conjunto de datos de entrada de la aplicación, asignando a cada procesador un conjunto de estos datos.</text:span></text:p>
        </text:list-item>
      </text:list>
      <text:p text:style-name="P2"><text:span text:style-name="T2"><text:tab/><text:tab/>https://es.wikipedia.org/wiki/Paralelismo_de_dat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4:26:04.528634558</meta:creation-date>
    <dc:date>2017-10-10T14:43:41.291799721</dc:date>
    <meta:editing-duration>PT17M37S</meta:editing-duration>
    <meta:editing-cycles>1</meta:editing-cycles>
    <meta:document-statistic meta:table-count="0" meta:image-count="0" meta:object-count="0" meta:page-count="1" meta:paragraph-count="7" meta:word-count="118" meta:character-count="838" meta:non-whitespace-character-count="718"/>
    <meta:generator>LibreOffice/5.1.3.2$Linux_X86_64 LibreOffice_project/10m0$Build-2</meta:generator>
  </office:meta>
</office:document-meta>
</file>